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center" style:justify-single-word="false"/>
    </style:style>
    <style:style style:name="P2" style:family="paragraph" style:parent-style-name="Title">
      <style:paragraph-properties fo:text-align="center" style:justify-single-word="false"/>
    </style:style>
    <style:style style:name="T1" style:family="text">
      <style:text-properties officeooo:rsid="00073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Daisy</text:p>
      <text:p text:style-name="P1">Lastenheft</text:p>
      <text:p text:style-name="Standard"/>
      <text:p text:style-name="Standard"/>
      <text:p text:style-name="Heading_20_1">Vorwort</text:p>
      <text:p text:style-name="Standard">Bei diesem Projekt geht es darum mehr Funkamateuren als bisher einen echten HF Zugang zum HAM NET zu ermöglichen. Bisher ist der HF Zugang nur denjenigen möglich, die einen ungestörten Blick auf einen der Gigaherz Links haben und die zusätzlich auch noch eine Außenantenne montieren können.</text:p>
      <text:p text:style-name="Standard">In einer Stadt wie Berlin sind damit die allermeisten Funkamateure ausgeschlossen. Es besteht zwar die Möglichkeit über das Internet einen IP unnel zu einer Zugangsstation herzustellen, doch damit geht die eigentliche Idee, ein eigenes HF gestütztes Netz für uns Funkamateure zu haben, verloren.</text:p>
      <text:p text:style-name="Standard"/>
      <text:p text:style-name="Standard">Um mehr Funkamateuren einen echten HF Zugang zu ermöglichen ist es daher notwendig eine Funktechnik zu verwenden, die auch im Stadtgebiet ohne direkte Sicht auf die Zugangsstation und auch mit Innenantennen noch eine Chance auf Verbindung ermöglicht. Aufgrund der physikalischen Eigenschaften der elektromagnetischen Wellenausbreitung scheiden damit alle Breitbandzugänge oberhalb von etwa 1 GHz von vornherein aus.</text:p>
      <text:p text:style-name="Standard">Doch neben den Gegebenheiten der Wellenausbreitung besteht beim HAM NET noch die Notwendigkeit einen Datendurchsatz zu erzielen, der zumindest annähernd an die Größenordnung einer normalen DSL Anbindung heranreicht. Dies ist notwendig um Timeouts in der Linkschicht des hauptsächlich verwendeten TCP Protokolles zuvermeiden.</text:p>
      <text:p text:style-name="Standard"/>
      <text:p text:style-name="Standard">Damit scheiden alle digitalen Übertragungsverfahren, die einen normalen NF Kanal mit bis zu 25 kHz Bandbreite benutzen, von vornherein aus. Für eine solche Zugangstechnik können daher keine normalen Funkgeräte mehr verwendet werden, sondern es müssen spezielle Linktransceiver eingesetzt werden. Ebenso scheidet damit das 2m Band sowie alle darunter liegenden Bänder aufgrund des Bandplanes aus.</text:p>
      <text:p text:style-name="Standard"/>
      <text:p text:style-name="Standard">Übrig bleibt das 70cm Band, das sowohl breitbandige Zuweisungen für die digitale Übertragung hat als auch noch vertretbare Übertragungseigenschaften.</text:p>
      <text:p text:style-name="Standard"/>
      <text:p text:style-name="Heading_20_1">Warum gibt es das noch nicht?</text:p>
      <text:p text:style-name="Standard">Es gab bereits einige Versuche an Universitäten und in Österreich solche Linktransceiver zu entwickeln. Alle diese Projekte sind meines Erachtens daran gescheitert, dass vor allem im universitären Bereich die Ansprüche an die Fortschrittlichkeit und Neuartigkeit <text:s/>eines solchen Linktransceivers viel zu hoch und damit für den normalen Funkamateur nicht umsetzbar waren. Was verständlich für das erforderliche Niveau einer Doktorarbeit ist, verhindert hier eine einfache Nachbaufähigkeit für den normalen Funkamateur. Der österreichische Ansatz Chips aus dem Handyumfeld für diesen Zweck zu benutzen scheiterte schon daran, dass durch die im Vergleich zum Handynetz viel längeren Linkstrecken ein genügend exaktes Timing für das eingesetzte Time </text:p>
      <text:p text:style-name="Standard">Division Multiplexing nicht mehr zu realisieren sind.</text:p>
      <text:p text:style-name="Standard"/>
      <text:p text:style-name="Standard">Beim Handynetz stehen die Relaisstationen genügend dicht beeinander, dass die Signallaufzeit vom Linktransceiver zur Relaisstation nur eine geringen Zeitabstand von Zeitslot zu Zeitslot ermöglicht. Bei den erheblich längeren Laufzeiten, die wir für unsere Relaisstationen bräuchten, müssten die Zeitabstände zwischen den Zeitslots so groß gemacht werden, dass der Durchsatz völlig <text:soft-page-break/>zusammenbrechen würde. Dieses Problem wird auch noch dadurch verschärft, dass vor jedem Frame eine längere Sequenz von Bits gesendet werden muss um dem Empfänger die Möglichkeit zu geben sich zu synchronisieren.</text:p>
      <text:p text:style-name="Standard"/>
      <text:p text:style-name="Heading_20_1">Die Idee</text:p>
      <text:p text:style-name="Standard">Wir brauchen einen Linktransceiver, der auf vorhandenen Techniken und Chips aufsetzt, die preiswert genug sind um in größerer Stückzahl hergestellt werden können und die einfach genug zu realisieren sind, damit sie von einem Funkamateur noch nachgebaut werden zu können. Solche Bausteine gibt es inzwischen aus der ISM Technik, also der Technik zur Übertragung von Informationen im Industrie und Heim Sektor. Neben dem 900 MHz Bereich sind für diese Bausteine Frequenzen um 433 MHz herum zugewiesen. Bei einigen dieser Bausteine lässt sich die Frequenz auch auf andere Frequenzen im 70cm Band programmieren.</text:p>
      <text:p text:style-name="Standard"/>
      <text:p text:style-name="Standard">Anders als die Handy Chips arbeiten diese ISM Chips entweder blind, also sie senden ohne vorher auf der Frequenz zu hören, oder sie verwenden das CSMA (Carrier Select Multiple Access) Verfahren, das wir Funkamateure auch schon bei Packet Radio erfolgreich einsetzen. Letztere sind auch für unsere Zwecke geeignet.</text:p>
      <text:p text:style-name="Standard"/>
      <text:p text:style-name="Standard">Nach einigen Recherchen habe ich einen Baustein gefunden, der, so wie ich glaube, besonders gut für unsere Zwecke geeignet ist, das RFM22B Link Transceiver Modul von HOPE Microelectronics.</text:p>
      <text:p text:style-name="Standard"/>
      <text:p text:style-name="Standard">Die Spezifikation befindet sich in der Datei RFM22B.pdf <text:span text:style-name="T1">im Ordner doc/3rdparty.</text:span></text:p>
      <text:p text:style-name="Standard"/>
      <text:p text:style-name="Standard"/>
      <text:p text:style-name="Standard">73, 55, DF9RY - Tani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1:08:50.459275638</meta:creation-date>
    <dc:date>2016-08-06T11:16:50.681061003</dc:date>
    <meta:editing-duration>PT7M59S</meta:editing-duration>
    <meta:editing-cycles>2</meta:editing-cycles>
    <meta:generator>LibreOffice/5.1.5.1$Linux_X86_64 LibreOffice_project/10m0$Build-1</meta:generator>
    <meta:document-statistic meta:table-count="0" meta:image-count="0" meta:object-count="0" meta:page-count="2" meta:paragraph-count="19" meta:word-count="643" meta:character-count="4533" meta:non-whitespace-character-count="3907"/>
  </office:meta>
</office:document-meta>
</file>